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e5" officeooo:paragraph-rsid="001ae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sde linu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6:12:58.939837265</meta:creation-date>
    <dc:date>2021-01-23T16:14:52.116712704</dc:date>
    <meta:editing-duration>PT1M53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4.6.2$Linux_X86_64 LibreOffice_project/40$Build-2</meta:generator>
  </office:meta>
</office:document-meta>
</file>